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BasicCodeToyData: permet de comprendre la classification avec notre framework. Il contient un squelette qu'il suffit de récupérer, de définir son propre tenseur de données et jouer sur le paramètre. Le squelette est bien commenté en terme d'entrées et de sortie des fonctions. C'est dans ce fichier qu'il faut spécifier l'adresse à laquelle on récupère les données qui ont été en local.</text:p>
      <text:p text:style-name="Standard">ExperimentsI: contient des expériences pour étudier l'influence de l'hyperparamètre; </text:p>
      <text:p text:style-name="Standard">Methods: contient des fonctions pour traiter le tenseur de données;</text:p>
      <text:p text:style-name="Standard">TempEA : contient la méthode pour traiter le problème de minimisation.</text:p>
      <text:p text:style-name="Standard">BasicCodeEastAnglia : contient le framework de classification pour EastAngli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braham Traore</meta:initial-creator>
    <meta:creation-date>2017-07-07T02:32:46</meta:creation-date>
    <dc:date>2017-07-11T22:53:52</dc:date>
    <dc:creator>Abraham Traore</dc:creator>
    <meta:editing-duration>PT23M16S</meta:editing-duration>
    <meta:editing-cycles>2</meta:editing-cycles>
    <meta:generator>OpenOffice/4.1.3$Unix OpenOffice.org_project/413m1$Build-9783</meta:generator>
    <meta:document-statistic meta:table-count="0" meta:image-count="0" meta:object-count="0" meta:page-count="1" meta:paragraph-count="5" meta:word-count="100" meta:character-count="686"/>
  </office:meta>
</office:document-meta>
</file>